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belé">
      <style:text-properties style:font-name="Helvetica"/>
    </style:style>
    <style:style style:name="P2" style:family="paragraph" style:parent-style-name="Libelé">
      <style:paragraph-properties>
        <style:tab-stops>
          <style:tab-stop style:position="5.133cm"/>
        </style:tab-stops>
      </style:paragraph-properties>
      <style:text-properties style:font-name="Helvetica"/>
    </style:style>
    <style:style style:name="P3" style:family="paragraph" style:parent-style-name="Standard">
      <style:text-properties style:font-name="Helvetica"/>
    </style:style>
    <style:style style:name="P4" style:family="paragraph" style:parent-style-name="Standard">
      <style:paragraph-properties>
        <style:tab-stops>
          <style:tab-stop style:position="5.133cm"/>
        </style:tab-stops>
      </style:paragraph-properties>
      <style:text-properties style:font-name="Helvetica"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5.133cm"/>
        </style:tab-stops>
      </style:paragraph-properties>
      <style:text-properties style:font-name="Helvetica" fo:font-weight="bold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4.001cm"/>
        </style:tab-stops>
      </style:paragraph-properties>
      <style:text-properties style:font-name="Helvetica" style:text-underline-style="solid" style:text-underline-width="auto" style:text-underline-color="font-color"/>
    </style:style>
    <style:style style:name="P7" style:family="paragraph" style:parent-style-name="Standard">
      <style:paragraph-properties>
        <style:tab-stops>
          <style:tab-stop style:position="4.001cm"/>
        </style:tab-stops>
      </style:paragraph-properties>
      <style:text-properties style:font-name="Helvetica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=<text:span text:style-name="T3">info_numero_affilie_label=% : %=info_numero_affilie_valeur=%<text:tab/>%=info_reference_utilisateur_label=%%=info_reference_utilsateur_valeur=%</text:span></text:p>
      <text:p text:style-name="P4"/>
      <text:p text:style-name="P5">%=remLineWhenBlank(declaration_versement_impotSource_text,-1)=%</text:p>
      <text:p text:style-name="P1"/>
      <text:p text:style-name="P1">%=info_concerne_label_declaration_versement_concerne=%</text:p>
      <text:p text:style-name="P3"/>
      <text:p text:style-name="P3">%=remLineWhenBlank(declaration_versement_a,-1)=%</text:p>
      <text:p text:style-name="P3"/>
      <text:p text:style-name="P6"><text:span text:style-name="T1">%=</text:span>info_reference_allocataire_label<text:span text:style-name="T1">=%<text:tab/>: %=info_reference_allocataire_valeur=%</text:span></text:p>
      <text:p text:style-name="P6"><text:span text:style-name="T1">%=</text:span>info_nss_label<text:span text:style-name="T1">=%<text:tab/>: %=info_reference_nss_valeur=%</text:span></text:p>
      <text:p text:style-name="P7"><text:span text:style-name="T1">%=</text:span><text:span text:style-name="T2">info_idDossier_label</text:span><text:span text:style-name="T1">=%<text:tab/>: %=info_idDossier_valeur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2-25T16:09:50</meta:creation-date>
    <dc:date>2015-11-24T17:00:16.70</dc:date>
    <meta:editing-cycles>22</meta:editing-cycles>
    <meta:editing-duration>PT2H5M17S</meta:editing-duration>
    <meta:document-statistic meta:table-count="0" meta:image-count="0" meta:object-count="0" meta:page-count="1" meta:paragraph-count="7" meta:word-count="16" meta:character-count="478"/>
    <dc:creator>lga </dc:creator>
    <meta:user-defined meta:name="Info 1"/>
    <meta:user-defined meta:name="Info 2"/>
    <meta:user-defined meta:name="Info 3"/>
    <meta:user-defined meta:name="Info 4"/>
  </office:meta>
</office:document-meta>
</file>